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66ba" officeooo:paragraph-rsid="001766ba"/>
    </style:style>
    <style:style style:name="P2" style:family="paragraph" style:parent-style-name="Standard">
      <style:text-properties officeooo:rsid="00198327" officeooo:paragraph-rsid="00198327"/>
    </style:style>
    <style:style style:name="T1" style:family="text">
      <style:text-properties officeooo:rsid="00193f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uario yeimy : yeikaro</text:p>
      <text:p text:style-name="P1">usuario JC: <text:span text:style-name="T1">pabonjc</text:span></text:p>
      <text:p text:style-name="P2">usuario johan: js_morales00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 </meta:initial-creator>
    <meta:creation-date>2015-08-15T10:20:38.336366920</meta:creation-date>
    <dc:date>2015-08-15T11:09:21.898503280</dc:date>
    <dc:creator>johan </dc:creator>
    <meta:editing-duration>PT48M3S</meta:editing-duration>
    <meta:editing-cycles>3</meta:editing-cycles>
    <meta:generator>LibreOffice/4.2.8.2$Linux_x86 LibreOffice_project/420m0$Build-2</meta:generator>
    <meta:document-statistic meta:table-count="0" meta:image-count="0" meta:object-count="0" meta:page-count="1" meta:paragraph-count="3" meta:word-count="10" meta:character-count="70" meta:non-whitespace-character-count="63"/>
  </office:meta>
</office:document-meta>
</file>